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M</mi>
            <mo stretchy="false">=</mo>
            <mrow>
              <mo fence="true" stretchy="true">[</mo>
              <mrow>
                <mtable>
                  <mtr>
                    <mtd>
                      <mrow>
                        <mrow>
                          <mn>1</mn>
                          <mo stretchy="false">+</mo>
                          <mfrac>
                            <mi>L</mi>
                            <msub>
                              <mi>R</mi>
                              <mn>1</mn>
                            </msub>
                          </mfrac>
                        </mrow>
                        <mfrac>
                          <mrow>
                            <mi>n</mi>
                            <mo stretchy="false">−</mo>
                            <mn>1</mn>
                          </mrow>
                          <mi>n</mi>
                        </mfrac>
                      </mrow>
                    </mtd>
                    <mtd>
                      <mfrac>
                        <mi>L</mi>
                        <mi>n</mi>
                      </mfrac>
                    </mtd>
                  </mtr>
                  <mtr>
                    <mtd>
                      <mrow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true">(</mo>
                            <mrow>
                              <mrow>
                                <mfrac>
                                  <mn>1</mn>
                                  <msub>
                                    <mi>R</mi>
                                    <mn>1</mn>
                                  </msub>
                                </mfrac>
                                <mo stretchy="false">−</mo>
                                <mfrac>
                                  <mn>1</mn>
                                  <msub>
                                    <mi>R</mi>
                                    <mn>2</mn>
                                  </msub>
                                </mfrac>
                              </mrow>
                            </mrow>
                            <mo fence="true" stretchy="true">)</mo>
                          </mrow>
                          <mo stretchy="false">−</mo>
                          <mfrac>
                            <mi>L</mi>
                            <mrow>
                              <msub>
                                <mi>R</mi>
                                <mn>1</mn>
                              </msub>
                              <msub>
                                <mi>R</mi>
                                <mn>2</mn>
                              </msub>
                            </mrow>
                          </mfrac>
                        </mrow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i>n</mi>
                        </mfrac>
                      </mrow>
                    </mtd>
                    <mtd>
                      <mrow>
                        <mrow>
                          <mn>1</mn>
                          <mo stretchy="false">−</mo>
                          <mfrac>
                            <mi>L</mi>
                            <msub>
                              <mi>R</mi>
                              <mn>2</mn>
                            </msub>
                          </mfrac>
                        </mrow>
                        <mfrac>
                          <mrow>
                            <mi>n</mi>
                            <mo stretchy="false">−</mo>
                            <mn>1</mn>
                          </mrow>
                          <mi>n</mi>
                        </mfrac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LF</mi>
            </msup>
            <mo stretchy="false">=</mo>
            <mrow>
              <mo fence="true" stretchy="true">[</mo>
              <mrow>
                <mtable>
                  <mtr>
                    <mtd>
                      <mrow>
                        <mrow>
                          <mn>1</mn>
                          <mo stretchy="false">+</mo>
                          <mi>h</mi>
                        </mrow>
                        <mrow>
                          <mo fence="true" stretchy="true">(</mo>
                          <mrow>
                            <mfrac>
                              <mrow>
                                <mi>n</mi>
                                <mo stretchy="false">−</mo>
                                <mn>1</mn>
                              </mrow>
                              <mrow>
                                <msub>
                                  <mi>R</mi>
                                  <mn>1</mn>
                                </msub>
                                <mi>n</mi>
                              </mrow>
                            </mfrac>
                          </mrow>
                          <mo fence="true" stretchy="true">)</mo>
                        </mrow>
                      </mrow>
                    </mtd>
                    <mtd>
                      <mfrac>
                        <mi>h</mi>
                        <mi>n</mi>
                      </mfrac>
                    </mtd>
                  </mtr>
                  <mtr>
                    <mtd>
                      <mfrac>
                        <mrow>
                          <mi>n</mi>
                          <mo stretchy="false">−</mo>
                          <mn>1</mn>
                        </mrow>
                        <mrow>
                          <msub>
                            <mi>R</mi>
                            <mn>1</mn>
                          </msub>
                          <mi>n</mi>
                        </mrow>
                      </mfrac>
                    </mtd>
                    <mtd>
                      <mfrac>
                        <mn>1</mn>
                        <mi>n</mi>
                      </mfrac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RT</mi>
            </msup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i>h</mi>
                    </mtd>
                  </mtr>
                  <mtr>
                    <mtd>
                      <mfrac>
                        <mrow>
                          <mn>1</mn>
                          <mo stretchy="false">−</mo>
                          <mi>n</mi>
                        </mrow>
                        <msub>
                          <mi>R</mi>
                          <mn>2</mn>
                        </msub>
                      </mfrac>
                    </mtd>
                    <mtd>
                      <mrow>
                        <mi>h</mi>
                        <mrow>
                          <mrow>
                            <mo fence="true" stretchy="true">(</mo>
                            <mrow>
                              <mfrac>
                                <mrow>
                                  <mn>1</mn>
                                  <mo stretchy="false">−</mo>
                                  <mi>n</mi>
                                </mrow>
                                <msub>
                                  <mi>R</mi>
                                  <mn>2</mn>
                                </msub>
                              </mfrac>
                            </mrow>
                            <mo fence="true" stretchy="true">)</mo>
                          </mrow>
                          <mo stretchy="false">+</mo>
                          <mi>n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 = left [ matrix{
    1 + L over R_1 {n-1} over n # 
    L over n ## 
    (n-1) left( 1 over R_1 - 1 over R_2  right) - L over {R_1 R_2} (n-1)^2 over n  #
    1 - L over R_2 {n-1} over n
} right ]

newline newline

M^{LF} = left [ matrix{
    1 + h left( {n-1} over {R_1 n} right) #
    h over n ##
    {n-1} over {R_1 n} #
    1 over n
} right ]

newline newline

M^{RT} = left [ matrix{
    1 #
    h ##
    {1-n} over R_2 #
    h left( {1-n} over R_2 right) + n
} right ]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5.1.6.2$Linux_X86_64 LibreOffice_project/10m0$Build-2</meta:generator>
    <dc:date>2018-09-26T16:54:54.998060136</dc:date>
    <meta:editing-duration>PT11M27S</meta:editing-duration>
    <meta:editing-cycles>4</meta:editing-cycles>
  </office:meta>
</office:document-meta>
</file>